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Times New Roman" fo:font-size="14pt" officeooo:paragraph-rsid="0019e811" style:font-size-asian="14pt" style:font-size-complex="14pt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style:font-name="Times New Roman" fo:font-size="14pt" officeooo:paragraph-rsid="0019e811" style:font-size-asian="14pt" style:font-size-complex="14pt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19e811" style:font-size-asian="14pt" style:font-size-complex="14pt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1ecd1a" style:font-size-asian="14pt" style:font-size-complex="14pt"/>
    </style:style>
    <style:style style:name="P7" style:family="paragraph" style:parent-style-name="Standard" style:list-style-name="L2">
      <loext:graphic-properties draw:fill="none"/>
      <style:paragraph-properties fo:background-color="transparent"/>
      <style:text-properties style:font-name="Times New Roman" fo:font-size="14pt" officeooo:paragraph-rsid="001ecd1a" style:font-size-asian="14pt" style:font-size-complex="14pt"/>
    </style:style>
    <style:style style:name="P8" style:family="paragraph" style:parent-style-name="Standard" style:list-style-name="L2">
      <loext:graphic-properties draw:fill="none"/>
      <style:paragraph-properties fo:background-color="transparent"/>
      <style:text-properties officeooo:paragraph-rsid="001ecd1a"/>
    </style:style>
    <style:style style:name="T1" style:family="text">
      <style:text-properties fo:language="ru" fo:country="RU" officeooo:rsid="0019e811"/>
    </style:style>
    <style:style style:name="T2" style:family="text">
      <style:text-properties officeooo:rsid="001fb07d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fb07d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Результат деятельности каждо<text:span text:style-name="T1">й </text:span>организации можно измерить в трех показателях — прибыль, капитализация и реноме. Если деятельность предприятия не направлена на улучшение этих показателей, то ее генеральный директор управляет им неэффективно.</text:p>
      <text:p text:style-name="P2"/>
      <text:p text:style-name="P3">Бизнес-стратегия часто разрабатывается по нескольким направлениям:</text:p>
      <text:list text:style-name="L1">
        <text:list-item>
          <text:p text:style-name="P4">стратегии роста (продуктовая, повышение эффективности, капитализация, партнерство, построение сети) </text:p>
        </text:list-item>
        <text:list-item>
          <text:p text:style-name="P4">инновационные стратегии</text:p>
        </text:list-item>
        <text:list-item>
          <text:p text:style-name="P4">конкурентные стратегии («гонка за лидером», дифференциации, лидерства в издержках, «война стандартов», выживания, поглощения)</text:p>
        </text:list-item>
      </text:list>
      <text:p text:style-name="P5"/>
      <text:p text:style-name="P5">Информатизация — комплекс мероприятий, направленных на то, чтобы модель</text:p>
      <text:p text:style-name="P5">бизнеса компании наполнялась с помощью ИТ реальным информационным</text:p>
      <text:p text:style-name="P5">содержанием и получала долгосрочные конкурентные преимущества. </text:p>
      <text:p text:style-name="P5"/>
      <text:p text:style-name="P5">Архитектура ИТ — это согласованная система представлений об организации</text:p>
      <text:p text:style-name="P5">информационной среды компании. Данная система должна соответствовать модели бизнеса, определять целевое состояние ИТ, быть основой долгосрочного планирования, обеспечиваться процессами и инфраструктурой ИТ. Совокупность модели бизнеса и архитектуры ИТ представляет собой корпоративную архитектуру.</text:p>
      <text:p text:style-name="P5"/>
      <text:p text:style-name="P6">Корпоративное лидерство — сочетание трех важных факторов: </text:p>
      <text:list text:style-name="L2">
        <text:list-item>
          <text:p text:style-name="P7">эффективной организации</text:p>
        </text:list-item>
        <text:list-item>
          <text:p text:style-name="P8"><text:span text:style-name="T3">бизнес-синергии: включает в себя создание синергии между корпоративными стратегиями, ресурсами и способностями, заполнение «белых пятен» между бизнес-единицами и дивизионами, создание эффективных связей между ними.</text:span></text:p>
        </text:list-item>
        <text:list-item>
          <text:p text:style-name="P7">менеджерской команды: создание здоровой команды корпоративных лидеров и поддержание ее эффективности на высоком уровне, выращивание новых лидеров, создание системы мотивации сотрудников, наблюдение затем, чтобы только лучшие люди принимались на работу, развивались дальше, вознаграждались и росли, вкладывая в бизнес свои лучшие силы и способност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09:29:34.398000000</meta:creation-date>
    <dc:date>2023-10-11T10:23:29.071000000</dc:date>
    <meta:editing-duration>PT31M5S</meta:editing-duration>
    <meta:editing-cycles>6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4" meta:word-count="202" meta:character-count="1769" meta:non-whitespace-character-count="1580"/>
  </office:meta>
</office:document-meta>
</file>